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lo hello anh tantandfasfdsadfasfds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08:56:22.186351016</meta:creation-date>
    <dc:date>2022-07-01T08:59:26.022590813</dc:date>
    <meta:editing-duration>PT3M5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1" meta:word-count="4" meta:character-count="39" meta:non-whitespace-character-count="36"/>
  </office:meta>
</office:document-meta>
</file>